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драствуйте! Заинтересовала ваша компания, <text:s/>задачи которые она преследуют мне показались схожими с моими. Имею достаточную квалификацию и серьезный настрой для долгосрочной работы и хотел бы внести свой вклад в развитие информационных технологий в нашей стране вместе с вашей командо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20:10:02.230623600</meta:creation-date>
    <dc:date>2025-09-24T20:10:09.130760500</dc:date>
    <meta:editing-duration>PT8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" meta:word-count="39" meta:character-count="285" meta:non-whitespace-character-count="246"/>
  </office:meta>
</office:document-meta>
</file>